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012d" officeooo:paragraph-rsid="001b012d"/>
    </style:style>
    <style:style style:name="P2" style:family="paragraph" style:parent-style-name="Standard">
      <style:text-properties officeooo:rsid="0020cba9" officeooo:paragraph-rsid="0020cba9"/>
    </style:style>
    <style:style style:name="P3" style:family="paragraph" style:parent-style-name="Standard">
      <style:text-properties officeooo:rsid="001e086b" officeooo:paragraph-rsid="0024fbf8"/>
    </style:style>
    <style:style style:name="P4" style:family="paragraph" style:parent-style-name="Standard">
      <style:text-properties officeooo:rsid="00214acb" officeooo:paragraph-rsid="00214acb"/>
    </style:style>
    <style:style style:name="P5" style:family="paragraph" style:parent-style-name="Standard">
      <style:text-properties officeooo:rsid="0026e4ba" officeooo:paragraph-rsid="0026e4ba"/>
    </style:style>
    <style:style style:name="T1" style:family="text">
      <style:text-properties officeooo:rsid="001c6f42"/>
    </style:style>
    <style:style style:name="T2" style:family="text">
      <style:text-properties officeooo:rsid="001e086b"/>
    </style:style>
    <style:style style:name="T3" style:family="text">
      <style:text-properties officeooo:rsid="001e8ff1"/>
    </style:style>
    <style:style style:name="T4" style:family="text">
      <style:text-properties officeooo:rsid="002078e2"/>
    </style:style>
    <style:style style:name="T5" style:family="text">
      <style:text-properties officeooo:rsid="0020cba9"/>
    </style:style>
    <style:style style:name="T6" style:family="text">
      <style:text-properties officeooo:rsid="00214acb"/>
    </style:style>
    <style:style style:name="T7" style:family="text">
      <style:text-properties officeooo:rsid="00241dac"/>
    </style:style>
    <style:style style:name="T8" style:family="text">
      <style:text-properties officeooo:rsid="0024fbf8"/>
    </style:style>
    <style:style style:name="T9" style:family="text">
      <style:text-properties officeooo:rsid="0026e4ba"/>
    </style:style>
    <style:style style:name="T10" style:family="text">
      <style:text-properties officeooo:rsid="00279b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l seguente lavoro è stato svolto con il fine di indagare la produzione e la rilevazione del c-deuteron, ossia uno stato legato fra un barione lambda c ed un neutrone. La scelta di tale super-nucleo è <text:span text:style-name="T3">relativa al fatto che quest’ultimo è</text:span> <text:span text:style-name="T2">il più semplice supernucleo da ricercare nelle collisioni fra nuclei pesanti a causa della sua massa. Infatti è il più leggero stato legato fra una lambda c ed un neutrone senza repulsione culombiana.</text:span><text:line-break/>Il primo passo è stata la caratterizzazione delle caratteristiche fisiche della configurazione ritenuta più probabile. Per ottenere una stima della massa si è proceduto sommando la massa del neutrone e quella della lambdac e sottraendo l’energia di legame del deutone. La scelta di utilizzare il seguente valore per l’energia di legame è un approssimazione legata al fatto che non è attualmente disponibile una stima più accurata di tale energia ma diverse simulazioni evidenziano come le due energie di legame siano confrontabili avvalorando la scelta fatta. <text:span text:style-name="T2">Inoltre l’energia di legame è stimata essere dell’ordine del MeV mentre la massa del nucleo dell’ordine del Gev rendendo l’approssimazione trascurabile per gli scopi della seguente analisi. </text:span>Per quanto rigurda lo spin del nucleo invece si è osservato come <text:span text:style-name="T1">le interazioni di color magnetismo fra I nucleoni a causa dello scambio di mesoni risultano essere più attrative nello stato di tripletto piuttosto che di quello di singoletto vista la minore dimensione dell’hard core dello stato di tripletto. </text:span></text:p>
      <text:p text:style-name="P3">Sì è quindi proceduto con le simulazioni utlizzato un programma chiamato Thermal FIST basato sullo statistical hadronization model per comprendere come la variazione di diversi parametri influenzasse la produzione ti tale supernucleo. A causa delle dimensioni della firebal<text:span text:style-name="T3">l</text:span> nelle collisioni fra nuclei di piombo è stata impiegato un formalismo gran-canonico per tutte le particelle eccetto che per I mesoni, per I quali si è utilizzata la statistica di bose einsten vista la loro massa ridotta. Il focus della simulazone era sulle collisione cenrali quindi <text:span text:style-name="T4">s</text:span>i è usata la simmetria sferica per generare 2 10^7 eventi con I sequenti parametri. Si è quindi ottenuto un grafico che confrontasse il numero di c-deuteron prodotti al variare della rapidità e si è effettuato un fit con la seguente relazione funzional<text:span text:style-name="T3">e ottenendo I valori riportati. Le diverse linee rapprestano I due fit eseguiti distinguendo particelle che contenengono o meno un quark charm. Tuttavia nel caso della seconda linea di fit si è fissato il parametro b impoostando il valore ottenuto nella valutazione precedente visto che la produzione della lambda c è influenzata da fenomeni di risonanza. Si vede chiaramente il fenomeno della charm enanchent, molto più visibile nel grafico a sinistra dove le diverse linee di fit sono distinte dal numero si quark charm contenuti. </text:span><text:span text:style-name="T4">Inoltre la </text:span><text:span text:style-name="T3"><text:line-break/>Si è quindi proceduto </text:span><text:span text:style-name="T4">analizzando come l’abbondanza di tale supernucleo venisse alterata al variare delle condizioni della fireball. Si è quindi proceduto con delle simulazioni da 10^7 eventi cambiando un solo parametro alla volta fra la temperatura di freezee out, il raggio di freeze out e la fugacità di charm e fissando gli altri al valore misurato durante un esperimento alle energie di LHC. </text:span><text:span text:style-name="T5">Sono state considerate delle temperature comprese nel range fra 150 MeV e 160 MeV con incrementi unitari fissando il raggio di freeze-out a 8 fm. Analogamente si è fatto per le variazioni del raggio di freeze-out con variazioni fra 4 a 12 fm e temperatura fissata a 156 MeV. La figura mostra gli effetti combinati delle variazioni. </text:span><text:span text:style-name="T8">I</text:span><text:span text:style-name="T6">nfine si è proceduto analogamente per la fugacità di charm </text:span><text:span text:style-name="T7">il cui valore è stato fatto variare nelle diverse simulazioni fra 24.6 e 36.6 con incrementi unitari dopo aver fissato la temperatura di freeze-out a 156 MeV ed il raggio a 8 fm. </text:span><text:span text:style-name="T8">Confrontando I risultati ottenuti per le variazioni nel raggio e nella temperatura</text:span><text:span text:style-name="T5"> un primo sguardo potrebbe sembrare che le variazioni nel raggio risultino essere maggiormente impattanti rispetto a quelle nella temperatura di freeze-out, tuttavia bisogna rimarcare come le variazioni percentuali nelle variazioni nel raggio sono molto maggiori rispetto a quelle sulla temperatura. Si è quindi indagata con maggiore attenzione la relazione funzionale che governasse l’abbondanza di c-deuteon prodotti nei due casi. Iniziando dal caso delle variaizoni nel volume è noto dalla meccanica statistica che il numero di particelle atteso è dato dalla seguente relazione ed è quindi stato possibile ottenere la seguente predizione teoria con cui fare il fit. I valori ottenuti sono I seguenti con questo chi quadro ridotto. Proprio quest’ultimo valore suggerisce poi che la relazione funzionale sia stata correttamente identificata. <text:s/></text:span></text:p>
      <text:p text:style-name="P2"><text:soft-page-break/>Per quanto riguarda le variazioni nella temperatura invece la relazione funzionale non era facile da prevedere, tuttavia le seguenti equazioni ed I valori numerici suggerivano un andamento esponenziale. Si è quindi proceduto con un fit con la seguente relazione funzionale ottenendo I segenti valori. Ad avvalorare la correttezza della stima troviamo un valore di chi quadro unitario. <text:span text:style-name="T6">Tuttavia, visto che in questo caso non è stato possibile procedere in modo analitico questo risulato potrebbe essere frutto di un comportamento locale valido nel range di temperature considerato. Inoltre l’andamento esponenziale corrobola la precedente osservazione sul fatto che le variazioni nella temperatura, seguendo un andamento esponenziale, sono più impattanti rispetto a quelle nel raggio di freeze-out che invece ha una dipendenza cubica. </text:span></text:p>
      <text:p text:style-name="P4"><text:span text:style-name="T8">Infine per quanto riguarda le variazioni nella fugacità di charm è stato anche in questo caso possibile </text:span><text:span text:style-name="T7"><text:s/>fare delle valutazioni teoriche che hanno suggerito la seguente relazione funzionale che ci ha permesso di ottenere I seguenti risultati. Nuovamente il valore del chi quadro suggerisce una accrata descrizione del processo mentre la relazione funzionale suggerisce che nel caso di particelle contenenti più quark charm sarebbe stata della forma…<text:line-break/></text:span><text:span text:style-name="T8">Successivamente si è analizzata la rilevazione di tale super-nucleo usando il rilevatore del cern ALICE. Dai dati ottenuti dalle precedenti simulazioni si è costruito un istogramma che correlasse il momento trasverso del c-deuteron con la sua occorrenza, quindi, usando un metodo montecarlo con Phytia 8 sono stati generati dei nuclei con una distribuzione dell’impulso trasverso basato sul risultato precedente. Si è quindi analizzazzato come l’eventuale esistenza di tale supernucleo influenzasse con I suoi decadimenti il numero di deuteroni attesi. Sono stati presi in considerazione I seguenti posibili decadimenti. É stato poi stimato che la a seguito del decadimento dela lambda c solo I casi in cui il momento relativo fra I nucleoni fosse inferiore a 200 MeV/c allora potessero continuare a formare uno stato legato. La probabilità che </text:span><text:span text:style-name="T9">il protone ed il neutrone rimanessero legati è stata stimata essere pari a 3-10% e per comodità si è assunto che fosse del 7%. Quindi utilizzando un approccio hit or miss è stata stimata la probabilità che un deuterone prodotto dal decadimento del c-deuteron venisse rilevato usando come riferimento l’efficenza di track findig di alice 3. Sono quindi stati generati 10^9 eventi notando che la probabilità della rilevazione risultasse essere pari a 5.48 10^-3. è stato quindi possibile stimare il numero di deuteroni provieneit dal decadimento del c-deuteron secondo le seguenti assunzioni: numero di collisioni 10^8, numero di collisioni centrali 5% , ottenendo…</text:span></text:p>
      <text:p text:style-name="P5">Questo valore, viste le assunzioni restrittive dovrebbe essere visto come un limite inferiore all’abbondanza di deuteroni relativa alla presenza del c-deutero, poichè questo valore risulta essere consistente <text:span text:style-name="T10">ciò potrebbe indicare che tale supernucleo potrebbe non formarsi.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9T11:27:18.404269069</meta:creation-date>
    <dc:date>2025-09-09T13:11:19.248083607</dc:date>
    <meta:editing-duration>PT15M33S</meta:editing-duration>
    <meta:editing-cycles>4</meta:editing-cycles>
    <meta:generator>LibreOffice/24.2.7.2$Linux_X86_64 LibreOffice_project/420$Build-2</meta:generator>
    <meta:document-statistic meta:table-count="0" meta:image-count="0" meta:object-count="0" meta:page-count="2" meta:paragraph-count="5" meta:word-count="1201" meta:character-count="7814" meta:non-whitespace-character-count="6611"/>
  </office:meta>
</office:document-meta>
</file>